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3">
            <text:p>KIA-2599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175.0">
            <text:p>2175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4">
            <text:p>KIA-2599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745.0">
            <text:p>274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00000000000001">
            <text:p>-0.950000000000000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5">
            <text:p>KIA-2599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225.0">
            <text:p>322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90">
            <text:p>KIA-35290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4125.0">
            <text:p>412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7">
            <text:p>KIA-2599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095.0">
            <text:p>409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80">
            <text:p>Hv-23980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3000.0">
            <text:p>3000.0</text:p>
          </table:table-cell>
          <table:table-cell office:value-type="float" office:value="135.0">
            <text:p>13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6">
            <text:p>KIA-2599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835.0">
            <text:p>383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3">
            <text:p>Hv-2367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95.0">
            <text:p>595.0</text:p>
          </table:table-cell>
          <table:table-cell office:value-type="float" office:value="65.0">
            <text:p>6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6">
            <text:p>Hv-236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555.0">
            <text:p>2555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5">
            <text:p>Hv-2367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710.0">
            <text:p>71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9">
            <text:p>Hv-23979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780.0">
            <text:p>780.0</text:p>
          </table:table-cell>
          <table:table-cell office:value-type="float" office:value="105.0">
            <text:p>10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8">
            <text:p>Hv-23978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1505.0">
            <text:p>1505.0</text:p>
          </table:table-cell>
          <table:table-cell office:value-type="float" office:value="240.0">
            <text:p>2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7">
            <text:p>Hv-2397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410.0">
            <text:p>241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9">
            <text:p>KIA-25999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655.0">
            <text:p>465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499999999999999">
            <text:p>-1.849999999999999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8">
            <text:p>KIA-25998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390.0">
            <text:p>439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6">
            <text:p>Hv-239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55.0">
            <text:p>355.0</text:p>
          </table:table-cell>
          <table:table-cell office:value-type="float" office:value="85.0">
            <text:p>8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7">
            <text:p>Hv-2367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410.0">
            <text:p>241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4">
            <text:p>Hv-2367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820.0">
            <text:p>82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6">
            <text:p>Hv-239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55.0">
            <text:p>355.0</text:p>
          </table:table-cell>
          <table:table-cell office:value-type="float" office:value="85.0">
            <text:p>8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9">
            <text:p>KIA-35289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6585.0">
            <text:p>658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0">
            <text:p>KIA-22880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150.0">
            <text:p>6150.0</text:p>
          </table:table-cell>
          <table:table-cell office:value-type="float" office:value="40.0">
            <text:p>40.0</text:p>
          </table:table-cell>
          <table:table-cell office:value-type="string" office:value="mr (Schoenopl.)">
            <text:p>mr (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4499999999999997">
            <text:p>-3.4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2">
            <text:p>KIA-2288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285.0">
            <text:p>5285.0</text:p>
          </table:table-cell>
          <table:table-cell office:value-type="float" office:value="65.0">
            <text:p>65.0</text:p>
          </table:table-cell>
          <table:table-cell office:value-type="string" office:value="indet. mr">
            <text:p>indet.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5">
            <text:p>-2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3">
            <text:p>KIA-2288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657.0">
            <text:p>4657.0</text:p>
          </table:table-cell>
          <table:table-cell office:value-type="float" office:value="56.0">
            <text:p>56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4">
            <text:p>KIA-2288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611.0">
            <text:p>3611.0</text:p>
          </table:table-cell>
          <table:table-cell office:value-type="float" office:value="54.0">
            <text:p>54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5">
            <text:p>KIA-35275</text:p>
          </table:table-cell>
          <table:table-cell office:value-type="float" office:value="54.42">
            <text:p>54.42</text:p>
          </table:table-cell>
          <table:table-cell office:value-type="float" office:value="12.87">
            <text:p>12.87</text:p>
          </table:table-cell>
          <table:table-cell office:value-type="float" office:value="7195.0">
            <text:p>7195.0</text:p>
          </table:table-cell>
          <table:table-cell office:value-type="float" office:value="40.0">
            <text:p>40.0</text:p>
          </table:table-cell>
          <table:table-cell office:value-type="string" office:value="wood from fossil soil">
            <text:p>wood from fossil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8">
            <text:p>-7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6">
            <text:p>KIA-35276</text:p>
          </table:table-cell>
          <table:table-cell office:value-type="float" office:value="54.42">
            <text:p>54.42</text:p>
          </table:table-cell>
          <table:table-cell office:value-type="float" office:value="12.76">
            <text:p>12.76</text:p>
          </table:table-cell>
          <table:table-cell office:value-type="float" office:value="7020.0">
            <text:p>702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5">
            <text:p>-5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7">
            <text:p>KIA-35277</text:p>
          </table:table-cell>
          <table:table-cell office:value-type="float" office:value="54.44">
            <text:p>54.44</text:p>
          </table:table-cell>
          <table:table-cell office:value-type="float" office:value="12.74">
            <text:p>12.74</text:p>
          </table:table-cell>
          <table:table-cell office:value-type="float" office:value="7005.0">
            <text:p>7005.0</text:p>
          </table:table-cell>
          <table:table-cell office:value-type="float" office:value="40.0">
            <text:p>40.0</text:p>
          </table:table-cell>
          <table:table-cell office:value-type="string" office:value="peat. wood remnants">
            <text:p>peat. wood remn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5">
            <text:p>-5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573">
            <text:p>KIA-26573</text:p>
          </table:table-cell>
          <table:table-cell office:value-type="float" office:value="54.27">
            <text:p>54.27</text:p>
          </table:table-cell>
          <table:table-cell office:value-type="float" office:value="12.37">
            <text:p>12.37</text:p>
          </table:table-cell>
          <table:table-cell office:value-type="float" office:value="6670.0">
            <text:p>6670.0</text:p>
          </table:table-cell>
          <table:table-cell office:value-type="float" office:value="35.0">
            <text:p>35.0</text:p>
          </table:table-cell>
          <table:table-cell office:value-type="string" office:value="Pinus bark from peat">
            <text:p>Pinus bark fro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2">
            <text:p>KIA-35282</text:p>
          </table:table-cell>
          <table:table-cell office:value-type="float" office:value="54.46">
            <text:p>54.46</text:p>
          </table:table-cell>
          <table:table-cell office:value-type="float" office:value="12.68">
            <text:p>12.68</text:p>
          </table:table-cell>
          <table:table-cell office:value-type="float" office:value="7395.0">
            <text:p>7395.0</text:p>
          </table:table-cell>
          <table:table-cell office:value-type="float" office:value="40.0">
            <text:p>4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65">
            <text:p>-9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8">
            <text:p>KIA-35288</text:p>
          </table:table-cell>
          <table:table-cell office:value-type="float" office:value="54.39">
            <text:p>54.39</text:p>
          </table:table-cell>
          <table:table-cell office:value-type="float" office:value="12.81">
            <text:p>12.81</text:p>
          </table:table-cell>
          <table:table-cell office:value-type="float" office:value="7100.0">
            <text:p>7100.0</text:p>
          </table:table-cell>
          <table:table-cell office:value-type="float" office:value="35.0">
            <text:p>3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95">
            <text:p>-6.9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6">
            <text:p>KIA-2600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475.0">
            <text:p>647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500000000000005">
            <text:p>-4.35000000000000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-3561">
            <text:p>Ki-3561</text:p>
          </table:table-cell>
          <table:table-cell office:value-type="float" office:value="54.25">
            <text:p>54.25</text:p>
          </table:table-cell>
          <table:table-cell office:value-type="float" office:value="12.47">
            <text:p>12.47</text:p>
          </table:table-cell>
          <table:table-cell office:value-type="float" office:value="4990.0">
            <text:p>4990.0</text:p>
          </table:table-cell>
          <table:table-cell office:value-type="float" office:value="75.0">
            <text:p>7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1">
            <text:p>KIA-22881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881.0">
            <text:p>5881.0</text:p>
          </table:table-cell>
          <table:table-cell office:value-type="float" office:value="36.0">
            <text:p>36.0</text:p>
          </table:table-cell>
          <table:table-cell office:value-type="string" office:value="mr (Schoenopl.)">
            <text:p>mr (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499999999999997">
            <text:p>-2.9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Bln-2946">
            <text:p>Bln-2946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5520.0">
            <text:p>552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79">
            <text:p>KIA-22879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255.0">
            <text:p>6255.0</text:p>
          </table:table-cell>
          <table:table-cell office:value-type="float" office:value="74.0">
            <text:p>74.0</text:p>
          </table:table-cell>
          <table:table-cell office:value-type="string" office:value="mr (insect remains)">
            <text:p>mr (insect remains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5">
            <text:p>KIA-2600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135.0">
            <text:p>6135.0</text:p>
          </table:table-cell>
          <table:table-cell office:value-type="float" office:value="35.0">
            <text:p>3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4">
            <text:p>KIA-2600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845.0">
            <text:p>584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3">
            <text:p>KIA-2600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325.0">
            <text:p>532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2">
            <text:p>KIA-2600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920.0">
            <text:p>492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1">
            <text:p>KIA-26001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550.0">
            <text:p>4550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0">
            <text:p>KIA-26000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920.0">
            <text:p>492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Gd-15284">
            <text:p>Gd-1528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490.0">
            <text:p>449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2">
            <text:p>KIA-2599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780.0">
            <text:p>780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